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7">
      <style:text-properties officeooo:rsid="0008f365" officeooo:paragraph-rsid="000a10ab"/>
    </style:style>
    <style:style style:name="P2" style:family="paragraph" style:parent-style-name="Standard" style:list-style-name="L10">
      <style:text-properties officeooo:rsid="0008f365" officeooo:paragraph-rsid="000a10ab"/>
    </style:style>
    <style:style style:name="P3" style:family="paragraph" style:parent-style-name="Standard">
      <style:text-properties officeooo:rsid="0008f365" officeooo:paragraph-rsid="000a10ab"/>
    </style:style>
    <style:style style:name="P4" style:family="paragraph" style:parent-style-name="Standard">
      <style:text-properties fo:font-weight="bold" officeooo:rsid="0008f365" officeooo:paragraph-rsid="000a10ab" style:font-weight-asian="bold" style:font-weight-complex="bold"/>
    </style:style>
    <style:style style:name="P5" style:family="paragraph" style:parent-style-name="Standard">
      <style:text-properties officeooo:paragraph-rsid="000a10ab"/>
    </style:style>
    <style:style style:name="P6" style:family="paragraph" style:parent-style-name="Standard" style:list-style-name="L12">
      <style:text-properties officeooo:rsid="000a10ab" officeooo:paragraph-rsid="000a10ab"/>
    </style:style>
    <style:style style:name="P7" style:family="paragraph" style:parent-style-name="Standard" style:list-style-name="L8">
      <style:text-properties officeooo:rsid="000a10ab" officeooo:paragraph-rsid="000a10ab"/>
    </style:style>
    <style:style style:name="P8" style:family="paragraph" style:parent-style-name="Standard" style:list-style-name="L10">
      <style:text-properties officeooo:rsid="000a10ab" officeooo:paragraph-rsid="000a10ab"/>
    </style:style>
    <style:style style:name="P9" style:family="paragraph" style:parent-style-name="Standard">
      <style:text-properties officeooo:rsid="000a10ab" officeooo:paragraph-rsid="000a10ab"/>
    </style:style>
    <style:style style:name="P10" style:family="paragraph" style:parent-style-name="Standard" style:list-style-name="L13">
      <style:text-properties officeooo:rsid="000a10ab" officeooo:paragraph-rsid="000a10ab"/>
    </style:style>
    <style:style style:name="P11" style:family="paragraph" style:parent-style-name="Standard" style:list-style-name="L14">
      <style:text-properties officeooo:rsid="000a10ab" officeooo:paragraph-rsid="000a10ab"/>
    </style:style>
    <style:style style:name="P12" style:family="paragraph" style:parent-style-name="Standard" style:list-style-name="L11">
      <style:text-properties officeooo:rsid="000a10ab" officeooo:paragraph-rsid="000a10ab"/>
    </style:style>
    <style:style style:name="P13" style:family="paragraph" style:parent-style-name="Standard" style:list-style-name="L15">
      <style:text-properties officeooo:rsid="000a10ab" officeooo:paragraph-rsid="000a10ab"/>
    </style:style>
    <style:style style:name="T1" style:family="text">
      <style:text-properties officeooo:rsid="0008f3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22</text:span>.02.2019</text:p>
      <text:p text:style-name="P3">Daily Scrum metting</text:p>
      <text:p text:style-name="P3"/>
      <text:p text:style-name="P3"/>
      <text:p text:style-name="P4">Allgemein</text:p>
      <text:p text:style-name="P3"/>
      <text:p text:style-name="P3">Getan:</text:p>
      <text:list xml:id="list481448633" text:style-name="L12">
        <text:list-item>
          <text:p text:style-name="P6">Webservice auf anderen Entwicklungsrechner zum laufen bringen</text:p>
        </text:list-item>
      </text:list>
      <text:list xml:id="list1793364481" text:style-name="L7">
        <text:list-header>
          <text:p text:style-name="P1"/>
        </text:list-header>
      </text:list>
      <text:p text:style-name="P4">Frontend</text:p>
      <text:p text:style-name="P3"/>
      <text:p text:style-name="P3">Getan:</text:p>
      <text:list xml:id="list1543284667" text:style-name="L8">
        <text:list-item>
          <text:p text:style-name="P7">JSON to QTTreeWidgetItem parser</text:p>
        </text:list-item>
        <text:list-item>
          <text:p text:style-name="P7">Gesamte GUI überarbeitet</text:p>
        </text:list-item>
      </text:list>
      <text:p text:style-name="P5"/>
      <text:p text:style-name="P9">Problem:</text:p>
      <text:list xml:id="list1314686524" text:style-name="L13">
        <text:list-item>
          <text:p text:style-name="P10">beim auf und einklappen des TreeViews wird einer recieve ausgeführt</text:p>
        </text:list-item>
      </text:list>
      <text:p text:style-name="P5"/>
      <text:p text:style-name="P3">Ziele:</text:p>
      <text:list xml:id="list1593937892" text:style-name="L10">
        <text:list-item>
          <text:p text:style-name="P8">REST API Anbindung finalisieren </text:p>
        </text:list-item>
        <text:list-item>
          <text:p text:style-name="P8">Pointer aufräumen </text:p>
        </text:list-item>
        <text:list-item>
          <text:p text:style-name="P8">CRUD Operationen ins Frontend einbauen</text:p>
          <text:p text:style-name="P2"/>
        </text:list-item>
      </text:list>
      <text:p text:style-name="P4">Backend</text:p>
      <text:p text:style-name="P3"/>
      <text:p text:style-name="P3">Getan:</text:p>
      <text:list xml:id="list1383512626" text:style-name="L14">
        <text:list-item>
          <text:p text:style-name="P11">Security Features implementiert</text:p>
        </text:list-item>
        <text:list-item>
          <text:p text:style-name="P11">Service Layer eingebaut</text:p>
        </text:list-item>
        <text:list-item>
          <text:p text:style-name="P11">Datenbankuser angelegt</text:p>
        </text:list-item>
      </text:list>
      <text:p text:style-name="P3"/>
      <text:p text:style-name="P3">Ziel:</text:p>
      <text:list xml:id="list2533759525" text:style-name="L11">
        <text:list-item>
          <text:p text:style-name="P12">Security Features überarbeiten, da sie noch nicht voll funktionstüchtig ist</text:p>
        </text:list-item>
        <text:list-item>
          <text:p text:style-name="P12">Install Script schreiben</text:p>
        </text:list-item>
      </text:list>
      <text:p text:style-name="P9"/>
      <text:p text:style-name="P9">Probleme:</text:p>
      <text:list xml:id="list230615318" text:style-name="L15">
        <text:list-item>
          <text:p text:style-name="P13">Zeitzonen werden auf Mysql Windows Instanzen nicht richtig geladen</text:p>
        </text:list-item>
        <text:list-item>
          <text:p text:style-name="P13">User kann sich selbst editieren und sich somit selbst Admin rechte geb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1:34:34.035338900</meta:creation-date>
    <dc:date>2019-02-25T11:42:27.969296826</dc:date>
    <meta:editing-duration>PT7M55S</meta:editing-duration>
    <meta:editing-cycles>1</meta:editing-cycles>
    <meta:document-statistic meta:table-count="0" meta:image-count="0" meta:object-count="0" meta:page-count="1" meta:paragraph-count="28" meta:word-count="107" meta:character-count="699" meta:non-whitespace-character-count="632"/>
    <meta:generator>LibreOffice/5.4.5.1$Linux_X86_64 LibreOffice_project/79c9829dd5d8054ec39a82dc51cd9eff340dbee8</meta:generator>
  </office:meta>
</office:document-meta>
</file>